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429af" officeooo:paragraph-rsid="0007e75f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e75f" officeooo:paragraph-rsid="0007e75f" style:font-weight-asian="bold" style:font-weight-complex="bold"/>
    </style:style>
    <style:style style:name="P3" style:family="paragraph" style:parent-style-name="Standard">
      <style:text-properties fo:font-size="11pt" fo:language="en" fo:country="GB" style:text-underline-style="solid" style:text-underline-width="auto" style:text-underline-color="font-color" fo:font-weight="bold" officeooo:rsid="001429af" officeooo:paragraph-rsid="0008756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" style:family="paragraph" style:parent-style-name="Standard">
      <style:text-properties fo:font-size="11pt" fo:language="en" fo:country="GB" style:text-underline-style="solid" style:text-underline-width="auto" style:text-underline-color="font-color" fo:font-weight="bold" officeooo:rsid="001429af" officeooo:paragraph-rsid="000a448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text-properties fo:font-size="11pt" fo:language="en" fo:country="GB" style:text-underline-style="solid" style:text-underline-width="auto" style:text-underline-color="font-color" fo:font-weight="bold" officeooo:rsid="001429af" officeooo:paragraph-rsid="000a5eb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" style:family="paragraph" style:parent-style-name="Standard">
      <style:text-properties style:text-underline-style="none" fo:font-weight="normal" officeooo:rsid="001429af" officeooo:paragraph-rsid="0007e75f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7e75f" officeooo:paragraph-rsid="0007e75f" style:font-weight-asian="normal" style:font-weight-complex="normal"/>
    </style:style>
    <style:style style:name="P8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087569" officeooo:paragraph-rsid="0008756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text-properties fo:font-variant="normal" fo:text-transform="none" fo:color="#202122" fo:font-size="11pt" fo:letter-spacing="normal" fo:language="en" fo:country="GB" style:text-underline-style="none" fo:font-weight="normal" officeooo:rsid="000a448e" officeooo:paragraph-rsid="000a448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b1991" style:font-weight-asian="normal" style:font-weight-complex="normal"/>
    </style:style>
    <style:style style:name="T3" style:family="text">
      <style:text-properties fo:font-variant="normal" fo:text-transform="none" fo:color="#202122" fo:letter-spacing="normal"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fo:color="#202122" fo:letter-spacing="normal" style:text-underline-style="none" fo:font-weight="normal" officeooo:rsid="00087569" style:font-weight-asian="normal" style:font-weight-complex="normal"/>
    </style:style>
    <style:style style:name="T5" style:family="text">
      <style:text-properties fo:font-variant="normal" fo:text-transform="none" fo:color="#202122" fo:letter-spacing="normal" style:text-underline-style="none" fo:font-weight="normal" officeooo:rsid="000a448e" style:font-weight-asian="normal" style:font-weight-complex="normal"/>
    </style:style>
    <style:style style:name="T6" style:family="text">
      <style:text-properties fo:font-variant="normal" fo:text-transform="none" fo:color="#202122" fo:letter-spacing="normal" style:text-underline-style="none" fo:font-weight="normal" officeooo:rsid="000a5eb4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:</text:p>
      <text:p text:style-name="P6"/>
      <text:p text:style-name="P2"><text:span text:style-name="T1">let number;<text:line-break/> <text:s/>number = Math.floor(Math.random() * </text:span><text:span text:style-name="T2">20</text:span><text:span text:style-name="T1">);<text:line-break/><text:line-break/>console.log('</text:span><text:span text:style-name="T2">Ave</text:span><text:span text:style-name="T1">,');<text:line-break/>console.log('Enter "Sic" to be enlightened by the wisdom of Imperator Caesar Marcus Aurelius Antoninus Augustus.');<text:line-break/>input = prompt('If you desire to remain forever ignorant, enter any key to close the program.');<text:line-break/><text:line-break/>if (input === 'Sic') {<text:line-break/> <text:s/>if (number === 0) {<text:line-break/> <text:s text:c="3"/>console.log('"Of the life of man the duration is but a point."')<text:line-break/> <text:s/>} else if (number === 1) {<text:line-break/> <text:s text:c="3"/>console.log('"If thou art pained by any external thing, it is not this that disturbs thee, but thy own judgment about it.') <text:line-break/> <text:s text:c="3"/>console.log(' And it is in thy power to wipe out this judgment now."')<text:line-break/> <text:s/>} else if (number === 2) {<text:line-break/> <text:s text:c="3"/>console.log('"Put an end once for all to this discussion of what a good man should be, and be one."')<text:line-break/> <text:s/>} else if (number === 3) {<text:line-break/> <text:s text:c="3"/>console.log('"Never regard something as doing you good if it makes you betray a trust or lose your sense of shame or makes you show hatred, suspicion, ill-will or')<text:line-break/> <text:s text:c="3"/>console.log(' hypocrisy or a desire for things best done behind closed doors."')<text:line-break/> <text:s/>} else if (number === 4) {<text:line-break/> <text:s text:c="3"/>console.log('"Let opinion be taken away, and no man will think himself wronged. If no man shall think himself wronged, then is there no more any such thing as wrong."')<text:line-break/> <text:s/>} else if (number === 5) {<text:line-break/> <text:s text:c="3"/>console.log('"Shame on the soul, to falter on the road of life while the body still perseveres."')<text:line-break/> <text:s/>} else if (number === 6) {<text:line-break/> <text:s text:c="3"/>console.log('"In your actions, do not procrastinate. In your conversations, do not confuse. In your thoughts, do not wander.')<text:line-break/> <text:s text:c="3"/>console.log(' In your soul, do not be passive or aggressive. In your life, do not be all about business."')<text:line-break/> <text:s/>} else if (number === 7) {<text:line-break/> <text:s text:c="3"/>console.log('"For everything happens according to the nature of all things, and in a short time you will be nobody and nowhere even as the great emperors Hadrian')<text:line-break/> <text:s text:c="3"/>console.log(' and Augustus are now. The next thing to do – consider carefully the task at hand for what it is, while remembering that your purpose is to be a good')<text:line-break/> <text:s text:c="3"/>console.log(' human being. Get straight to doing what nature requires of you, and speak as you see most just and fitting – with kindness, modesty, and sincerity."')<text:line-break/> <text:s/>} else if (number === 8) {<text:line-break/> <text:s text:c="3"/>console.log('"What if someone despises me? Let me see to it. But I will see to it that I will not be found doing or saying anything contemptible.')<text:line-break/> <text:s text:c="3"/>console.log(' What if someone hates me? Let me see to that. But I will see to it that I am kind and good-natured to all, and prepared to show even the')<text:line-break/> <text:s text:c="3"/>console.log(' hater where they went wrong. Not in a critical way, or to show off my patience, but genuinely and usefully."')<text:line-break/> <text:s/>} else if (number === 9) {<text:line-break/> <text:s text:c="3"/>console.log('"Do not act as if thou wert going to live ten thousand years. Death hangs over thee. While thou livest, while it is in thy power, be good."')<text:line-break/> <text:s/>} else if (number === 10) {<text:line-break/></text:span><text:soft-page-break/><text:span text:style-name="T1"> <text:s text:c="3"/>console.log('"Often injustice lies in what you are not doing, not only in what you are doing."')<text:line-break/> <text:s/>} else if (number === 11) {<text:line-break/> <text:s text:c="3"/>console.log('"Pain is never unbearable or unending, so you can remember these limits and not add to them in your imagination."')<text:line-break/> <text:s/>} else if (number === 12) {<text:line-break/> <text:s text:c="3"/>console.log('"Enough of this miserable, whining life. Stop monkeying around! Why are you troubled? What’s new here? What’s so confounding?')<text:line-break/> <text:s text:c="3"/>console.log(' The one responsible? Take a good look. Or just the matter itself? Then look at that. There’s nothing else to look at.')<text:line-break/> <text:s text:c="3"/>console.log(' And as far as the gods go, by now you could try being more straightforward and kind. It’s the same, whether you’ve examined these things')<text:line-break/> <text:s text:c="3"/>console.log(' for a hundred years, or only three."')<text:line-break/> <text:s/>} else if (number === 13) {<text:line-break/> <text:s text:c="3"/>console.log('"It is not manly to be enraged. Rather, gentleness and civility are more human, and therefore manlier. A real person does not give way')<text:line-break/> <text:s text:c="3"/>console.log(' to anger and discontent, and such a person has strength, courage, and endurance – unlike the angry and complaining. The nearer a man comes')<text:line-break/> <text:s text:c="3"/>console.log(' to a calm mind, the closer he is to strength."')<text:line-break/> <text:s/>} else if (number === 14) {<text:line-break/> <text:s text:c="3"/>console.log('"Drama, combat, terror, numbness, and subservience – every day these things wipe out your sacred principles, whenever your mind entertains')<text:line-break/> <text:s text:c="3"/>console.log(' them uncritically or lets them slip in."')<text:line-break/> <text:s/>} else if (number === 15) {<text:line-break/> <text:s text:c="3"/>console.log('"I am constantly amazed by how easily we love ourselves above all others, yet we put more stock in the opinions of others than in our')<text:line-break/> <text:s text:c="3"/>console.log(' own estimation of self....How much credence we give to the opinions our peers have of us and how little to our very own!"')<text:line-break/> <text:s/>} else if (number === 16) {<text:line-break/> <text:s text:c="3"/>console.log('"Does the light of a lamp shine and keep its glow until its fuel is spent? Why should not your truth, justice, and self-control') <text:line-break/> <text:s text:c="3"/>console.log(' shine until you are extinguished?"')<text:line-break/> <text:s/>} else if (number === 17) {<text:line-break/> <text:s text:c="3"/>console.log('"Words that everyone once used are now obsolete, and so are the men whose names were once on everyone\'s lips: Camillus, Caeso, Volesus,')<text:line-break/> <text:s text:c="3"/>console.log(' Dentatus, and to a lesser degree Scipio and Cato, and yes, even Augustus, Hadrian, and Antoninus are less spoken of now than they were in')<text:line-break/> <text:s text:c="3"/>console.log(' their own days. For all things fade away, become the stuff of legend, and are soon buried in oblivion. Mind you, this is true only for those')<text:line-break/> <text:s text:c="3"/>console.log(' who blazed once like bright stars in the firmament, but for the rest, as soon as a few clods of earth cover their corpses, they are out of sight, out of mind.')<text:line-break/> <text:s text:c="3"/>console.log(' In the end, what would you gain from everlasting remembrance? Absolutely nothing. So what is left worth living for? This alone: justice in thought,')<text:line-break/> <text:s text:c="3"/>console.log(' goodness in action, speech that cannot deceive, and a disposition glad of whatever comes, welcoming it as necessary, as familiar, as flowing from the')<text:line-break/> <text:s text:c="3"/>console.log(' same source and fountain as yourself."')<text:line-break/> <text:s/>} else if (number === 18) {<text:line-break/> <text:s text:c="3"/>console.log('"Do not then consider life a thing of any value. For look at the immensity of time behind thee, and to the time which is before') <text:line-break/> <text:s text:c="3"/>console.log(' thee, another boundless space. In this infinity then what is the difference between him who lives three days and him who lives three generations?"')<text:line-break/> <text:s/>} else if (number === 19) {<text:line-break/> <text:s text:c="3"/>console.log('"When you wake up in the morning, tell yourself: The people I deal with today will </text:span><text:soft-page-break/><text:span text:style-name="T1">be meddling, ungrateful, arrogant, dishonest, jealous, and surly.')<text:line-break/> <text:s text:c="3"/>console.log(' They are like this because they cannot tell good from evil. But I have seen the beauty of good, and the ugliness of evil, and have recognized')<text:line-break/> <text:s text:c="3"/>console.log(' that the wrongdoer has a nature related to my own—not of the same blood or birth, but the same mind, and possessing a share of the divine."')<text:line-break/> <text:s/>}<text:line-break/>}<text:line-break/>else {<text:line-break/> <text:s/>console.log('You have neglected to hear the words of Marcus Aurelius.')<text:line-break/>}</text:span></text:p>
      <text:p text:style-name="P7"/>
      <text:p text:style-name="P1">Explanation:</text:p>
      <text:p text:style-name="P6"/>
      <text:p text:style-name="P3"><text:span text:style-name="T3">– </text:span><text:span text:style-name="T4">Line #1 creates the variable 'number'.</text:span></text:p>
      <text:p text:style-name="P8">– Line #2 defines 'number' as a random number between 1 and 19.</text:p>
      <text:p text:style-name="P8"/>
      <text:p text:style-name="P8">– Lines #4, #5 and #6 explain the program and ask for a user input.</text:p>
      <text:p text:style-name="P8"/>
      <text:p text:style-name="P4"><text:span text:style-name="T4">– Line #</text:span><text:span text:style-name="T5">8 is a nested if statement. If the user inputs 'Sic' then it checks the value of the randomly generated number and prints the corresponding quote.</text:span></text:p>
      <text:p text:style-name="P9"/>
      <text:p text:style-name="P5"><text:span text:style-name="T4">– Line #</text:span><text:span text:style-name="T6">75 is an else statement, which kills the program if the user does not enter 'Sic'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6S</meta:editing-duration>
    <meta:editing-cycles>10</meta:editing-cycles>
    <meta:generator>LibreOffice/5.0.4.2$Windows_x86 LibreOffice_project/2b9802c1994aa0b7dc6079e128979269cf95bc78</meta:generator>
    <dc:date>2022-10-12T20:47:22.256000000</dc:date>
    <meta:document-statistic meta:table-count="0" meta:image-count="0" meta:object-count="0" meta:page-count="3" meta:paragraph-count="8" meta:word-count="1228" meta:character-count="7355" meta:non-whitespace-character-count="5900"/>
    <meta:user-defined meta:name="Info 1"/>
    <meta:user-defined meta:name="Info 2"/>
    <meta:user-defined meta:name="Info 3"/>
    <meta:user-defined meta:name="Info 4"/>
  </office:meta>
</office:document-meta>
</file>